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c99ff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99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99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33cm" fo:min-width="12.376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33cm" fo:min-width="4.23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4.83cm" fo:min-width="6.2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2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3.561cm" fo:min-width="9.17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425cm" fo:min-width="2.07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425cm" fo:min-width="2.07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3cm" fo:min-width="6.85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0.797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425cm" fo:min-width="4.7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Ari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Ari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Ari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ff33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Ari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Consolas" style:font-family-generic="modern" style:font-pitch="fixed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33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747cm" svg:height="6.019cm" svg:x="1.055cm" svg:y="5.878cm">
          <text:p/>
        </draw:rect>
        <draw:rect draw:style-name="gr2" draw:text-style-name="P3" draw:layer="layout" svg:width="16.516cm" svg:height="8.535cm" svg:x="10.229cm" svg:y="6.477cm">
          <text:p text:style-name="P2"><text:span text:style-name="T1">Web Asset Registry</text:span></text:p>
        </draw:rect>
        <draw:rect draw:style-name="gr3" draw:text-style-name="P3" draw:layer="layout" svg:width="3.2cm" svg:height="1.707cm" svg:x="11.596cm" svg:y="7.544cm">
          <text:p text:style-name="P2"><text:span text:style-name="T1">Resource</text:span></text:p>
        </draw:rect>
        <draw:rect draw:style-name="gr4" draw:text-style-name="P3" draw:layer="layout" svg:width="3.2cm" svg:height="1.707cm" svg:x="16.845cm" svg:y="7.545cm">
          <text:p text:style-name="P2"><text:span text:style-name="T1">Asset</text:span></text:p>
        </draw:rect>
        <draw:rect draw:style-name="gr5" draw:text-style-name="P3" draw:layer="layout" svg:width="3.2cm" svg:height="1.707cm" svg:x="21.794cm" svg:y="7.545cm">
          <text:p text:style-name="P2"><text:span text:style-name="T1">Asset</text:span></text:p>
        </draw:rect>
        <draw:rect draw:style-name="gr6" draw:text-style-name="P3" draw:layer="layout" svg:width="3.2cm" svg:height="1.707cm" svg:x="11.596cm" svg:y="7.545cm">
          <text:p text:style-name="P2"><text:span text:style-name="T1">Asset</text:span></text:p>
        </draw:rect>
        <draw:rect draw:style-name="gr7" draw:text-style-name="P3" draw:layer="layout" svg:width="3.2cm" svg:height="1.707cm" svg:x="13.815cm" svg:y="11.514cm">
          <text:p text:style-name="P2"><text:span text:style-name="T1">Asset</text:span></text:p>
        </draw:rect>
        <draw:rect draw:style-name="gr8" draw:text-style-name="P3" draw:layer="layout" svg:width="3.2cm" svg:height="1.707cm" svg:x="19.96cm" svg:y="11.471cm">
          <text:p text:style-name="P2"><text:span text:style-name="T1">Asset</text:span></text:p>
        </draw:rect>
        <draw:rect draw:style-name="gr9" draw:text-style-name="P5" draw:layer="layout" svg:width="7.938cm" svg:height="3.968cm" svg:x="8.992cm" svg:y="1.656cm">
          <text:p text:style-name="P4"><text:span text:style-name="T1">assets:</text:span></text:p>
          <text:p text:style-name="P4"><text:span text:style-name="T1"><text:s text:c="3"/></text:span><text:span text:style-name="T1">{asset, </text:span></text:p>
          <text:p text:style-name="P4"><text:span text:style-name="T1"><text:s text:c="4"/></text:span><text:span text:style-name="T1">dependency},</text:span></text:p>
          <text:p text:style-name="P4"><text:span text:style-name="T1"><text:s text:c="3"/></text:span><text:span text:style-name="T1">{asset, </text:span></text:p>
          <text:p text:style-name="P4"><text:span text:style-name="T1"><text:s text:c="4"/></text:span><text:span text:style-name="T1">dependency}, ...</text:span></text:p>
        </draw:rect>
        <draw:frame draw:style-name="gr10" draw:text-style-name="P7" draw:layer="layout" svg:width="12.876cm" svg:height="0.983cm" svg:x="7.627cm" svg:y="0.673cm">
          <draw:text-box>
            <text:p text:style-name="P6"><text:span text:style-name="T1">media/com_example/joomla.asset.json</text:span></text:p>
          </draw:text-box>
        </draw:frame>
        <draw:line draw:style-name="gr11" draw:text-style-name="P1" draw:layer="layout" svg:x1="13.9cm" svg:y1="9.252cm" svg:x2="15.308cm" svg:y2="11.514cm">
          <text:p/>
        </draw:line>
        <draw:line draw:style-name="gr12" draw:text-style-name="P1" draw:layer="layout" svg:x1="13.9cm" svg:y1="9.252cm" svg:x2="19.96cm" svg:y2="11.471cm">
          <text:p/>
        </draw:line>
        <draw:line draw:style-name="gr13" draw:text-style-name="P1" draw:layer="layout" svg:x1="23.374cm" svg:y1="9.252cm" svg:x2="22.35cm" svg:y2="11.471cm">
          <text:p/>
        </draw:line>
        <draw:frame draw:style-name="gr14" draw:text-style-name="P7" draw:layer="layout" svg:width="4.735cm" svg:height="0.983cm" svg:x="14.628cm" svg:y="9.891cm">
          <draw:text-box>
            <text:p text:style-name="P6"><text:span text:style-name="T1">dependencies</text:span></text:p>
          </draw:text-box>
        </draw:frame>
        <draw:custom-shape draw:style-name="gr15" draw:text-style-name="P1" draw:layer="layout" svg:width="1.408cm" svg:height="1.664cm" svg:x="14.625cm" svg:y="5.3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8" draw:layer="layout" svg:width="6.75cm" svg:height="5.08cm" svg:x="1.136cm" svg:y="6.308cm">
          <draw:text-box>
            <text:p text:style-name="P6"><text:span text:style-name="T2">In component code:</text:span></text:p>
            <text:p text:style-name="P6"><text:span text:style-name="T2"/></text:p>
            <text:p text:style-name="P6"><text:span text:style-name="T3">$wa = $this-&gt;document</text:span></text:p>
            <text:p text:style-name="P6"><text:span text:style-name="T3"><text:s text:c="2"/></text:span><text:span text:style-name="T3">-&gt;getWebAssetManager()</text:span></text:p>
            <text:p text:style-name="P6"><text:span text:style-name="T3"/></text:p>
            <text:p text:style-name="P6"><text:span text:style-name="T4">$wa-&gt;useScript(..)</text:span></text:p>
            <text:p text:style-name="P6"><text:span text:style-name="T4"/></text:p>
            <text:p text:style-name="P6"><text:span text:style-name="T4">$wa-&gt;useStyle(..)</text:span></text:p>
          </draw:text-box>
        </draw:frame>
        <draw:line draw:style-name="gr17" draw:text-style-name="P1" draw:layer="layout" svg:x1="6.46cm" svg:y1="9.745cm" svg:x2="11.596cm" svg:y2="8.41cm">
          <text:p/>
        </draw:line>
        <draw:frame draw:style-name="gr18" draw:text-style-name="P8" draw:layer="layout" svg:width="4.011cm" svg:height="2.132cm" svg:x="7.7cm" svg:y="8.9cm">
          <draw:text-box>
            <text:p text:style-name="P6"><text:span text:style-name="T2">Mark asset as used</text:span></text:p>
          </draw:text-box>
        </draw:frame>
        <draw:frame draw:style-name="gr19" draw:text-style-name="P8" draw:layer="layout" svg:width="9.675cm" svg:height="3.811cm" svg:x="1.183cm" svg:y="14.116cm">
          <draw:text-box>
            <text:p text:style-name="P6"><text:span text:style-name="T2"><text:s text:c="3"/></text:span><text:span text:style-name="T2">In the template:</text:span></text:p>
            <text:p text:style-name="P6"><text:span text:style-name="T2">&lt;head&gt;</text:span></text:p>
            <text:p text:style-name="P6"><text:span text:style-name="T2"><text:s text:c="4"/></text:span><text:span text:style-name="T2">&lt;jdoc:include type="styles" /&gt;</text:span></text:p>
            <text:p text:style-name="P6"><text:span text:style-name="T2"><text:s text:c="4"/></text:span><text:span text:style-name="T2">&lt;jdoc:include type="scripts" /&gt;</text:span></text:p>
            <text:p text:style-name="P6"><text:span text:style-name="T2">&lt;/head&gt;</text:span></text:p>
          </draw:text-box>
        </draw:frame>
        <draw:custom-shape draw:style-name="gr20" draw:text-style-name="P1" draw:layer="layout" svg:width="1.408cm" svg:height="3.169cm" svg:x="12.791cm" svg:y="14.7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408cm" svg:height="4.18cm" svg:x="22.691cm" svg:y="14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8" draw:layer="layout" svg:width="2.576cm" svg:height="1.675cm" svg:x="14.497cm" svg:y="15.396cm">
          <draw:text-box>
            <text:p text:style-name="P6"><text:span text:style-name="T2">Render</text:span></text:p>
            <text:p text:style-name="P6"><text:span text:style-name="T2">styles</text:span></text:p>
          </draw:text-box>
        </draw:frame>
        <draw:frame draw:style-name="gr23" draw:text-style-name="P8" draw:layer="layout" svg:width="2.576cm" svg:height="1.675cm" svg:x="24.355cm" svg:y="15.397cm">
          <draw:text-box>
            <text:p text:style-name="P6"><text:span text:style-name="T2">Render</text:span></text:p>
            <text:p text:style-name="P6"><text:span text:style-name="T2">scripts</text:span></text:p>
          </draw:text-box>
        </draw:frame>
        <draw:frame draw:style-name="gr24" draw:text-style-name="P9" draw:layer="layout" svg:width="7.356cm" svg:height="0.963cm" svg:x="18.851cm" svg:y="19.237cm">
          <draw:text-box>
            <text:p text:style-name="P6"><text:span text:style-name="T5">&lt;script src="...&gt;&lt;/script&gt;</text:span></text:p>
          </draw:text-box>
        </draw:frame>
        <draw:frame draw:style-name="gr25" draw:text-style-name="P8" draw:layer="layout" svg:width="12.236cm" svg:height="1.047cm" svg:x="6.615cm" svg:y="18.439cm">
          <draw:text-box>
            <text:p text:style-name="P6"><text:span text:style-name="T2">&lt;link href="..." rel="stylesheet"&gt;</text:span></text:p>
          </draw:text-box>
        </draw:frame>
        <draw:frame draw:style-name="gr26" draw:text-style-name="P8" draw:layer="layout" svg:width="5.29cm" svg:height="1.675cm" svg:x="2.114cm" svg:y="2.094cm">
          <draw:text-box>
            <text:p text:style-name="P6"><text:span text:style-name="T2">Initialisation</text:span></text:p>
            <text:p text:style-name="P6"><text:span text:style-name="T2">and routing:</text:span></text:p>
          </draw:text-box>
        </draw:frame>
        <draw:line draw:style-name="gr27" draw:text-style-name="P1" draw:layer="layout" svg:x1="6.46cm" svg:y1="11.031cm" svg:x2="16.845cm" svg:y2="9.252cm">
          <text:p/>
        </draw:line>
        <draw:ellipse draw:style-name="gr28" draw:text-style-name="P10" draw:layer="layout" svg:width="1.05cm" svg:height="1.2cm" svg:x="1.475cm" svg:y="0.974cm">
          <text:p text:style-name="P2"><text:span text:style-name="T6">1</text:span></text:p>
        </draw:ellipse>
        <draw:ellipse draw:style-name="gr29" draw:text-style-name="P10" draw:layer="layout" svg:width="1.05cm" svg:height="1.2cm" svg:x="0.5cm" svg:y="5.374cm">
          <text:p text:style-name="P2"><text:span text:style-name="T6">2</text:span></text:p>
        </draw:ellipse>
        <draw:ellipse draw:style-name="gr30" draw:text-style-name="P10" draw:layer="layout" svg:width="1.05cm" svg:height="1.2cm" svg:x="0.7cm" svg:y="13.974cm">
          <text:p text:style-name="P2"><text:span text:style-name="T6">3</text:span></text:p>
        </draw:ellipse>
        <draw:rect draw:style-name="gr31" draw:text-style-name="P5" draw:layer="layout" svg:width="7.3cm" svg:height="3.124cm" svg:x="20.2cm" svg:y="1.676cm">
          <text:p/>
        </draw:rect>
        <draw:rect draw:style-name="gr32" draw:text-style-name="P5" draw:layer="layout" svg:width="7.3cm" svg:height="3.124cm" svg:x="19.6cm" svg:y="2.2cm">
          <text:p/>
        </draw:rect>
        <draw:rect draw:style-name="gr33" draw:text-style-name="P5" draw:layer="layout" svg:width="7.3cm" svg:height="3.124cm" svg:x="19cm" svg:y="2.7cm">
          <text:p text:style-name="P4"><text:span text:style-name="T1">other asset files, eg</text:span></text:p>
          <text:p text:style-name="P4"><text:span text:style-name="T1">- system</text:span></text:p>
          <text:p text:style-name="P4"><text:span text:style-name="T1">- vendor</text:span></text:p>
          <text:p text:style-name="P4"><text:span text:style-name="T1">- template</text:span></text:p>
        </draw:rect>
        <draw:custom-shape draw:style-name="gr34" draw:text-style-name="P1" draw:layer="layout" svg:width="1.408cm" svg:height="1.664cm" svg:x="22.2cm" svg:y="5.3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bie Jackson</meta:initial-creator>
    <meta:creation-date>2024-03-14T08:32:30.61</meta:creation-date>
    <dc:date>2024-03-14T12:49:56.16</dc:date>
    <dc:creator>Robbie Jackson</dc:creator>
    <meta:editing-duration>PT4H17M22S</meta:editing-duration>
    <meta:editing-cycles>7</meta:editing-cycles>
    <meta:generator>OpenOffice/4.1.12$Win32 OpenOffice.org_project/4112m1$Build-9809</meta:generator>
    <meta:document-statistic meta:object-count="34"/>
  </office:meta>
</office:document-meta>
</file>